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5in" table:align="left"/>
    </style:style>
    <style:style style:name="Table1.A" style:family="table-column">
      <style:table-column-properties style:column-width="1.5965in"/>
    </style:style>
    <style:style style:name="Table1.B" style:family="table-column">
      <style:table-column-properties style:column-width="5.0535in"/>
    </style:style>
    <style:style style:name="Table1.A1" style:family="table-cell">
      <style:table-cell-properties style:vertical-align="middle" fo:padding="0.0194in" fo:border="none"/>
    </style:style>
    <style:style style:name="P1" style:family="paragraph" style:parent-style-name="Preformatted_20_Text">
      <style:text-properties style:text-underline-style="none" fo:font-weight="normal" officeooo:rsid="0025dfea" officeooo:paragraph-rsid="0025dfea" style:font-weight-asian="normal" style:font-weight-complex="normal"/>
    </style:style>
    <style:style style:name="P2" style:family="paragraph" style:parent-style-name="Preformatted_20_Text">
      <style:paragraph-properties fo:margin-top="0in" fo:margin-bottom="0.1965in" loext:contextual-spacing="false"/>
    </style:style>
    <style:style style:name="P3" style:family="paragraph" style:parent-style-name="Text_20_body">
      <style:text-properties style:text-underline-style="none" fo:font-weight="normal" officeooo:rsid="00172a8a" officeooo:paragraph-rsid="00172a8a" style:font-weight-asian="normal" style:font-weight-complex="normal"/>
    </style:style>
    <style:style style:name="P4" style:family="paragraph" style:parent-style-name="Text_20_body">
      <style:text-properties style:text-underline-style="none" fo:font-weight="normal" officeooo:rsid="0025dfea" officeooo:paragraph-rsid="0025dfea" style:font-weight-asian="normal" style:font-weight-complex="normal"/>
    </style:style>
    <style:style style:name="P5" style:family="paragraph" style:parent-style-name="Text_20_body" style:list-style-name="L1"/>
    <style:style style:name="P6" style:family="paragraph" style:parent-style-name="Text_20_body">
      <style:text-properties style:text-underline-style="solid" style:text-underline-width="auto" style:text-underline-color="font-color" fo:font-weight="normal" officeooo:rsid="001f2868" officeooo:paragraph-rsid="001f2868" style:font-weight-asian="normal" style:font-weight-complex="normal"/>
    </style:style>
    <style:style style:name="P7" style:family="paragraph" style:parent-style-name="Standard">
      <style:text-properties style:text-underline-style="solid" style:text-underline-width="auto" style:text-underline-color="font-color" fo:font-weight="bold" officeooo:rsid="00172a8a" officeooo:paragraph-rsid="00172a8a"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f2868" officeooo:paragraph-rsid="001f2868"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5dfea" officeooo:paragraph-rsid="0025dfea" style:font-weight-asian="bold" style:font-weight-complex="bold"/>
    </style:style>
    <style:style style:name="P10" style:family="paragraph" style:parent-style-name="Standard">
      <style:text-properties style:text-underline-style="solid" style:text-underline-width="auto" style:text-underline-color="font-color" fo:font-weight="normal" officeooo:rsid="001f2868" officeooo:paragraph-rsid="001f2868" style:font-weight-asian="normal" style:font-weight-complex="normal"/>
    </style:style>
    <style:style style:name="P11" style:family="paragraph" style:parent-style-name="Standard">
      <style:text-properties style:text-underline-style="none" fo:font-weight="normal" officeooo:rsid="00172a8a" officeooo:paragraph-rsid="00172a8a" style:font-weight-asian="normal" style:font-weight-complex="normal"/>
    </style:style>
    <style:style style:name="P12" style:family="paragraph" style:parent-style-name="Standard">
      <style:text-properties style:text-underline-style="none" fo:font-weight="normal" officeooo:rsid="0025dfea" officeooo:paragraph-rsid="0025dfea" style:font-weight-asian="normal" style:font-weight-complex="normal"/>
    </style:style>
    <style:style style:name="P13" style:family="paragraph" style:parent-style-name="Standard">
      <style:text-properties officeooo:paragraph-rsid="001f2868"/>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officeooo:rsid="0024240c"/>
    </style:style>
    <style:style style:name="T4" style:family="text">
      <style:text-properties style:text-underline-style="none" fo:font-weight="normal" officeooo:rsid="001f2868"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NDING FILES</text:p>
      <text:p text:style-name="P7"/>
      <text:p text:style-name="P11">Both <text:span text:style-name="T1">locate</text:span> and <text:span text:style-name="T1">find</text:span> commands are useful for searching for a file within the file system. Both perform a similar task but use different technique with its own distinctive advantages and disadvantages. </text:p>
      <text:p text:style-name="P11"/>
      <text:p text:style-name="P7">LOCATE COMMAND</text:p>
      <text:p text:style-name="P7"/>
      <text:p text:style-name="P11">The <text:span text:style-name="Source_20_Text">locate</text:span> command uses a database. This database can be updated manually by an administrator using the <text:span text:style-name="Source_20_Text">updatedb</text:span> command, though typically this command is run automatically every day.</text:p>
      <text:p text:style-name="P11"/>
      <text:p text:style-name="P3">The <text:span text:style-name="Source_20_Text">updatedb</text:span> command creates a database of all files that it finds on the computer for quick searching. The <text:span text:style-name="Source_20_Text">updatedb</text:span> command can be told not to search a particular name, path, or filesystem by changing corresponding line in the <text:span text:style-name="Source_20_Text">/etc/update.conf</text:span> file. Here is the default file in it’s entirety:</text:p>
      <text:p text:style-name="Preformatted_20_Text"><text:span text:style-name="Strong_20_Emphasis">sysadmin@localhost:~$</text:span> cat /etc/updatedb.conf</text:p>
      <text:p text:style-name="Preformatted_20_Text">PRUNE_BIND_MOUNTS="yes"</text:p>
      <text:p text:style-name="Preformatted_20_Text"># PRUNENAMES=".git .bzr .hg .svn"</text:p>
      <text:p text:style-name="Preformatted_20_Text">PRUNEPATHS="/tmp /var/spool /media /home/.ecryptfs"</text:p>
      <text:p text:style-name="Preformatted_20_Text">PRUNEFS="NFS nfs nfs4 rpc_pipefs afs binfmt_misc proc smbfs autofs iso9660 ncpfs</text:p>
      <text:p text:style-name="Preformatted_20_Text"><text:s/>coda devpts ftpfs devfs mfs shfs sysfs cifs lustre tmpfs usbfs udf fuse.gluster</text:p>
      <text:p text:style-name="P2">fs fuse.sshfs curlftpfs ecryptfs fusesmb devtmpfs"</text:p>
      <text:p text:style-name="P3">This file can be edited as the root user. Any name, path, or filesystem that is listed on the appropriate line will not be added to the database. Any line starting with the <text:span text:style-name="Source_20_Text">#</text:span> symbol will be ignored.</text:p>
      <text:p text:style-name="Text_20_body">The <text:span text:style-name="Source_20_Text">locate</text:span> command accepts a search string as an argument. For example, to find a file named <text:span text:style-name="Source_20_Text">passwd</text:span>, use the following command:</text:p>
      <text:p text:style-name="Preformatted_20_Text"><text:span text:style-name="Strong_20_Emphasis">sysadmin@localhost:~$</text:span> locate passwd <text:s text:c="42"/></text:p>
      <text:p text:style-name="Preformatted_20_Text">/etc/passwd <text:s text:c="68"/></text:p>
      <text:p text:style-name="Preformatted_20_Text">/etc/passwd- <text:s text:c="67"/></text:p>
      <text:p text:style-name="Preformatted_20_Text">/etc/pam.d/passwd <text:s text:c="62"/></text:p>
      <text:p text:style-name="Preformatted_20_Text">/etc/security/opasswd <text:s text:c="58"/></text:p>
      <text:p text:style-name="Preformatted_20_Text">/lib64/security/pam_unix_passwd.so <text:s text:c="45"/></text:p>
      <text:p text:style-name="Preformatted_20_Text">/usr/bin/gpasswd <text:s text:c="63"/></text:p>
      <text:p text:style-name="Preformatted_20_Text">/usr/bin/passwd <text:s text:c="64"/></text:p>
      <text:p text:style-name="Preformatted_20_Text">/usr/sbin/chpasswd <text:s text:c="61"/></text:p>
      <text:p text:style-name="Preformatted_20_Text">/usr/sbin/lpasswd <text:s text:c="62"/></text:p>
      <text:p text:style-name="Preformatted_20_Text">/usr/sbin/saslpasswd2 <text:s text:c="58"/></text:p>
      <text:p text:style-name="Preformatted_20_Text">/usr/share/awk/passwd.awk <text:s text:c="54"/></text:p>
      <text:p text:style-name="Preformatted_20_Text">/usr/share/vim/vim72/ftplugin/passwd.vim <text:s text:c="39"/></text:p>
      <text:p text:style-name="P2">/usr/share/vim/vim72/syntax/passwd.vim </text:p>
      <text:p text:style-name="P3">A few things to consider when using the <text:span text:style-name="Source_20_Text">locate</text:span> command:</text:p>
      <text:list xml:id="list3772577647026953915" text:style-name="L1">
        <text:list-item>
          <text:p text:style-name="P5">The <text:span text:style-name="Source_20_Text">locate</text:span> command only will return results of files that the current user would normally have access to.</text:p>
        </text:list-item>
        <text:list-item>
          <text:p text:style-name="P5">The <text:span text:style-name="Source_20_Text">locate</text:span> command will display all files that have the search term anywhere in the file name. For example, the command <text:span text:style-name="Source_20_Text">locate passwd</text:span> would match both <text:span text:style-name="Source_20_Text">/etc/opasswd</text:span> and <text:span text:style-name="Source_20_Text">/etc/thishaspasswdinit</text:span>.</text:p>
        </text:list-item>
        <text:list-item>
          <text:p text:style-name="P5"><text:soft-page-break/>Like most things in Linux, the <text:span text:style-name="Source_20_Text">locate</text:span> command is case sensitive. For example, the command <text:span text:style-name="Source_20_Text">locate passwd</text:span> would not match a file named <text:span text:style-name="Source_20_Text">/etc/PASSWD</text:span>. To have the <text:span text:style-name="Source_20_Text">locate</text:span> command not be case sensitive, use the <text:span text:style-name="Source_20_Text">-i</text:span> option.</text:p>
        </text:list-item>
      </text:list>
      <text:p text:style-name="P3"><text:span text:style-name="Strong_20_Emphasis">Consider This</text:span></text:p>
      <text:p text:style-name="Text_20_body">The <text:span text:style-name="Source_20_Text">locate</text:span> command accepts the <text:span text:style-name="Source_20_Text">-r</text:span> option to use Regular Expressions in the search pattern. Regular expressions will provide a more powerful way to search for files and will be covered extensively later in the course. </text:p>
      <text:p text:style-name="P3">Since the <text:span text:style-name="Source_20_Text">locate</text:span> command works with a database, it is able to work very quickly even on a system with hundreds of thousands of files. However, if you want to use the <text:span text:style-name="Source_20_Text">locate</text:span> command to search for a file that was created very recently, it will fail to find the file if the database hasn't been updated since the file creation.</text:p>
      <text:p text:style-name="Text_20_body">Likewise, the database may contain outdated information about files that might have existed in the very recent past, so the command will report them incorrectly as still existing.</text:p>
      <text:p text:style-name="P8">FIND COMMAND</text:p>
      <text:p text:style-name="P8"/>
      <text:p text:style-name="P10"><text:span text:style-name="T2">If you want to search for files that are currently in the filesystem, then you should use the </text:span><text:span text:style-name="Source_20_Text"><text:span text:style-name="T2">find</text:span></text:span><text:span text:style-name="T2"> command. The </text:span><text:span text:style-name="Source_20_Text"><text:span text:style-name="T2">find</text:span></text:span><text:span text:style-name="T2"> command is slower than the </text:span><text:span text:style-name="Source_20_Text"><text:span text:style-name="T2">locate</text:span></text:span><text:span text:style-name="T2"> command because it searches directories in real-time; however, it doesn't suffer from problems associated with an outdated database. </text:span></text:p>
      <text:p text:style-name="P10"><text:span text:style-name="T2"/></text:p>
      <text:p text:style-name="P10"><text:span text:style-name="T3">T</text:span><text:span text:style-name="T2">he </text:span><text:span text:style-name="Source_20_Text"><text:span text:style-name="T2">find</text:span></text:span><text:span text:style-name="T2"> command expects a directory as the first argument. This will be the starting point of the search. The </text:span><text:span text:style-name="Source_20_Text"><text:span text:style-name="T2">find</text:span></text:span><text:span text:style-name="T2"> command will search this directory and all of its subdirectories. If no directory is specified, then the </text:span><text:span text:style-name="Source_20_Text"><text:span text:style-name="T2">find</text:span></text:span><text:span text:style-name="T2"> command will start the search at the current directory.</text:span></text:p>
      <text:p text:style-name="P10"><text:span text:style-name="T2"/></text:p>
      <text:p text:style-name="P6"><text:span text:style-name="T2">The find command uses the </text:span><text:span text:style-name="Source_20_Text"><text:span text:style-name="T2">-name</text:span></text:span><text:span text:style-name="T2"> option to search for files by name, in this case the </text:span><text:span text:style-name="Source_20_Text"><text:span text:style-name="T2">Downloads </text:span></text:span><text:span text:style-name="T2">directory. </text:span></text:p>
      <text:p text:style-name="Preformatted_20_Text"><text:span text:style-name="Strong_20_Emphasis">sysadmin@localhost:~$</text:span> find . -name Download</text:p>
      <text:p text:style-name="Preformatted_20_Text"><text:span text:style-name="Strong_20_Emphasis">sysadmin@localhost:~$</text:span> find . -name Downloads</text:p>
      <text:p text:style-name="Preformatted_20_Text">./Downloads</text:p>
      <text:p text:style-name="Preformatted_20_Text"><text:span text:style-name="Strong_20_Emphasis">sysadmin@localhost:~$</text:span> find . -name Dow*</text:p>
      <text:p text:style-name="Preformatted_20_Text">./Downloads</text:p>
      <text:p text:style-name="Preformatted_20_Text"><text:span text:style-name="Strong_20_Emphasis">sysadmin@localhost:~$</text:span> find . -name 'Do*'</text:p>
      <text:p text:style-name="Preformatted_20_Text">./Documents</text:p>
      <text:p text:style-name="P2">./Downloads</text:p>
      <text:p text:style-name="P6"><text:span text:style-name="T2">The first search yielded no results because the string must match the exact name of the file, not just part of the name. The third command demonstrates that globbing can be used, and the fourth command demonstrates multiple matches (notice that single quotes were added so that the </text:span><text:span text:style-name="Source_20_Text"><text:span text:style-name="T2">find</text:span></text:span><text:span text:style-name="T2"> command will interpret the glob, rather than the shell).</text:span></text:p>
      <text:p text:style-name="Text_20_body">If the search for the <text:span text:style-name="Source_20_Text">Downloads</text:span> directory was conducted from the root <text:span text:style-name="Source_20_Text">/</text:span> directory, many errors would arise:</text:p>
      <text:p text:style-name="Preformatted_20_Text"><text:span text:style-name="Strong_20_Emphasis">sysadmin@localhost:~$</text:span> find / -name Downloads</text:p>
      <text:p text:style-name="Preformatted_20_Text"><text:soft-page-break/>find: `/etc/ssl/private': Permission denied</text:p>
      <text:p text:style-name="Preformatted_20_Text">/home/sysadmin/Downloads</text:p>
      <text:p text:style-name="Preformatted_20_Text">find: `/proc/tty/driver': Permission denied</text:p>
      <text:p text:style-name="Preformatted_20_Text">find: `/proc/1/task/1/fd': Permission denied</text:p>
      <text:p text:style-name="Preformatted_20_Text">find: `/proc/1/task/1/fdinfo': Permission denied</text:p>
      <text:p text:style-name="Preformatted_20_Text">find: `/proc/1/task/1/ns': Permission denied</text:p>
      <text:p text:style-name="Preformatted_20_Text">find: `/proc/1/fd': Permission denied</text:p>
      <text:p text:style-name="P2">...</text:p>
      <text:p text:style-name="P10"><text:span text:style-name="T2"/></text:p>
      <table:table table:name="Table1" table:style-name="Table1">
        <table:table-column table:style-name="Table1.A"/>
        <table:table-column table:style-name="Table1.B"/>
        <table:table-header-rows>
          <table:table-row>
            <table:table-cell table:style-name="Table1.A1" office:value-type="string">
              <text:p text:style-name="Table_20_Heading">Example</text:p>
            </table:table-cell>
            <table:table-cell table:style-name="Table1.A1" office:value-type="string">
              <text:p text:style-name="Table_20_Heading">Meaning</text:p>
            </table:table-cell>
          </table:table-row>
        </table:table-header-rows>
        <table:table-row>
          <table:table-cell table:style-name="Table1.A1" office:value-type="string">
            <text:p text:style-name="Table_20_Contents"><text:span text:style-name="Source_20_Text">-iname LOSTFILE</text:span></text:p>
          </table:table-cell>
          <table:table-cell table:style-name="Table1.A1" office:value-type="string">
            <text:p text:style-name="Table_20_Contents">Case insensitive search by name</text:p>
          </table:table-cell>
        </table:table-row>
        <table:table-row>
          <table:table-cell table:style-name="Table1.A1" office:value-type="string">
            <text:p text:style-name="Table_20_Contents"><text:span text:style-name="Source_20_Text">-mtime -3</text:span></text:p>
          </table:table-cell>
          <table:table-cell table:style-name="Table1.A1" office:value-type="string">
            <text:p text:style-name="Table_20_Contents">Files modified less than three days ago</text:p>
          </table:table-cell>
        </table:table-row>
        <table:table-row>
          <table:table-cell table:style-name="Table1.A1" office:value-type="string">
            <text:p text:style-name="Table_20_Contents"><text:span text:style-name="Source_20_Text">-mmin -10</text:span></text:p>
          </table:table-cell>
          <table:table-cell table:style-name="Table1.A1" office:value-type="string">
            <text:p text:style-name="Table_20_Contents">Files modified less than ten minutes ago</text:p>
          </table:table-cell>
        </table:table-row>
        <table:table-row>
          <table:table-cell table:style-name="Table1.A1" office:value-type="string">
            <text:p text:style-name="Table_20_Contents"><text:span text:style-name="Source_20_Text">-size +1M</text:span></text:p>
          </table:table-cell>
          <table:table-cell table:style-name="Table1.A1" office:value-type="string">
            <text:p text:style-name="Table_20_Contents">Files larger than one megabyte</text:p>
          </table:table-cell>
        </table:table-row>
        <table:table-row>
          <table:table-cell table:style-name="Table1.A1" office:value-type="string">
            <text:p text:style-name="Table_20_Contents"><text:span text:style-name="Source_20_Text">-user joe</text:span></text:p>
          </table:table-cell>
          <table:table-cell table:style-name="Table1.A1" office:value-type="string">
            <text:p text:style-name="Table_20_Contents">Files owned by the user joe</text:p>
          </table:table-cell>
        </table:table-row>
        <table:table-row>
          <table:table-cell table:style-name="Table1.A1" office:value-type="string">
            <text:p text:style-name="Table_20_Contents"><text:span text:style-name="Source_20_Text">-nouser</text:span></text:p>
          </table:table-cell>
          <table:table-cell table:style-name="Table1.A1" office:value-type="string">
            <text:p text:style-name="Table_20_Contents">Files not owned by any user</text:p>
          </table:table-cell>
        </table:table-row>
        <table:table-row>
          <table:table-cell table:style-name="Table1.A1" office:value-type="string">
            <text:p text:style-name="Table_20_Contents"><text:span text:style-name="Source_20_Text">-empty</text:span></text:p>
          </table:table-cell>
          <table:table-cell table:style-name="Table1.A1" office:value-type="string">
            <text:p text:style-name="Table_20_Contents">Files that are empty</text:p>
          </table:table-cell>
        </table:table-row>
        <table:table-row>
          <table:table-cell table:style-name="Table1.A1" office:value-type="string">
            <text:p text:style-name="Table_20_Contents"><text:span text:style-name="Source_20_Text">-type d</text:span></text:p>
          </table:table-cell>
          <table:table-cell table:style-name="Table1.A1" office:value-type="string">
            <text:p text:style-name="Table_20_Contents">Files that are directory files</text:p>
          </table:table-cell>
        </table:table-row>
        <table:table-row>
          <table:table-cell table:style-name="Table1.A1" office:value-type="string">
            <text:p text:style-name="Table_20_Contents"><text:span text:style-name="Source_20_Text">-maxdepth 1</text:span></text:p>
          </table:table-cell>
          <table:table-cell table:style-name="Table1.A1" office:value-type="string">
            <text:p text:style-name="Table_20_Contents">Do not use recursion to enter subdirectories; only search primary directory</text:p>
          </table:table-cell>
        </table:table-row>
      </table:table>
      <text:p text:style-name="P13"><text:span text:style-name="T4"><text:s/></text:span><text:span text:style-name="T2">If multiple criteria are specified, then all criteria must match as the </text:span><text:span text:style-name="Source_20_Text"><text:span text:style-name="T2">find</text:span></text:span><text:span text:style-name="T2"> command automatically assumes a logical "and" condition between criteria (which could be explicitly stated by using </text:span><text:span text:style-name="Source_20_Text"><text:span text:style-name="T2">-a</text:span></text:span><text:span text:style-name="T2"> between criteria). For example, the folder </text:span><text:span text:style-name="Source_20_Text"><text:span text:style-name="T2">Downloads</text:span></text:span><text:span text:style-name="T2"> must also be owned by </text:span><text:span text:style-name="Source_20_Text"><text:span text:style-name="T2">sysadmin</text:span></text:span><text:span text:style-name="T2"> in order for </text:span><text:span text:style-name="Source_20_Text"><text:span text:style-name="T2">find</text:span></text:span><text:span text:style-name="T2"> to produce a result:</text:span></text:p>
      <text:p text:style-name="Preformatted_20_Text"><text:span text:style-name="Strong_20_Emphasis">sysadmin@localhost:~$</text:span> find . -user sysadmin -a -name Downloads</text:p>
      <text:p text:style-name="P2">./Downloads</text:p>
      <text:p text:style-name="Text_20_body">Logical "or" conditions can also be specified between criteria with the <text:span text:style-name="Source_20_Text">-o</text:span> option as well as logical groupings of criteria using the parentheses. The following output lists files that are either named <text:span text:style-name="Source_20_Text">Downloads</text:span> <text:span text:style-name="Variable">or</text:span> owned by <text:span text:style-name="Source_20_Text">sysadmin</text:span>.</text:p>
      <text:p text:style-name="Preformatted_20_Text"><text:span text:style-name="Strong_20_Emphasis">sysadmin@localhost:~$</text:span> find . -user sysadmin -o -name Downloads</text:p>
      <text:p text:style-name="Preformatted_20_Text">.</text:p>
      <text:p text:style-name="Preformatted_20_Text">./.bash_logout</text:p>
      <text:p text:style-name="Preformatted_20_Text">./.bashrc</text:p>
      <text:p text:style-name="Preformatted_20_Text">./.profile</text:p>
      <text:p text:style-name="Preformatted_20_Text">./.selected_editor</text:p>
      <text:p text:style-name="Preformatted_20_Text">./Desktop <text:s text:c="63"/></text:p>
      <text:p text:style-name="Preformatted_20_Text">./Documents</text:p>
      <text:p text:style-name="Preformatted_20_Text">./Downloads</text:p>
      <text:p text:style-name="Preformatted_20_Text">./Music</text:p>
      <text:p text:style-name="Preformatted_20_Text">./Pictures</text:p>
      <text:p text:style-name="Preformatted_20_Text">./Public</text:p>
      <text:p text:style-name="Preformatted_20_Text">./Templates</text:p>
      <text:p text:style-name="Preformatted_20_Text">./Videos</text:p>
      <text:p text:style-name="Preformatted_20_Text">./.cache</text:p>
      <text:p text:style-name="P2">./.cache/motd.legal-displayed</text:p>
      <text:p text:style-name="Text_20_body">Be careful to precede the parentheses with a backslash or use single quotes around them, so that the shell doesn't attempt to interpret them as special characters. Also, as mentioned above, use quotes <text:soft-page-break/>around any globs that the <text:span text:style-name="Source_20_Text">find</text:span> command should interpret instead of the shell, as shown in the following example:</text:p>
      <text:p text:style-name="Preformatted_20_Text"><text:span text:style-name="Strong_20_Emphasis">sysadmin@localhost:~$</text:span> find . -iname 'desk*' -o \( -name Downloads -a -user sysadmin \)</text:p>
      <text:p text:style-name="Preformatted_20_Text">./Desktop</text:p>
      <text:p text:style-name="P2">./Downloads</text:p>
      <text:p text:style-name="P6"><text:span text:style-name="T2">In plain text, the </text:span><text:span text:style-name="Source_20_Text"><text:span text:style-name="T2">find</text:span></text:span><text:span text:style-name="T2"> command is being asked to look for files in the current directory </text:span><text:span text:style-name="Source_20_Text"><text:span text:style-name="T2">.</text:span></text:span><text:span text:style-name="T2"> with the non-case sensitive name starting with </text:span><text:span text:style-name="Source_20_Text"><text:span text:style-name="T2">desk</text:span></text:span><text:span text:style-name="T2"> </text:span><text:span text:style-name="Variable"><text:span text:style-name="T2">OR</text:span></text:span><text:span text:style-name="T2"> files with the exact name </text:span><text:span text:style-name="Source_20_Text"><text:span text:style-name="T2">Downloads</text:span></text:span><text:span text:style-name="T2"> owned by </text:span><text:span text:style-name="Source_20_Text"><text:span text:style-name="T2">sysadmin</text:span></text:span><text:span text:style-name="T2">.</text:span></text:p>
      <text:p text:style-name="Text_20_body">By default, the <text:span text:style-name="Source_20_Text">find</text:span> command simply prints the names of the files that it finds. To generate output similar the <text:span text:style-name="Source_20_Text">ls -l</text:span> command, you can specify the <text:span text:style-name="Source_20_Text">-ls</text:span> option:</text:p>
      <text:p text:style-name="Preformatted_20_Text"><text:span text:style-name="Strong_20_Emphasis">sysadmin@localhost:~$</text:span> find . -ls -iname 'desk*' -o \( -name Downloads -a -user sysadmin \)</text:p>
      <text:p text:style-name="Preformatted_20_Text"><text:s/>13803 <text:s/>0 drwxr-xr-x <text:s text:c="2"/>1 sysadmin sysadmin <text:s text:c="5"/>216 Aug 19 15:31 .</text:p>
      <text:p text:style-name="Preformatted_20_Text"><text:s/>13804 <text:s/>4 -rw-r--r-- <text:s text:c="2"/>1 sysadmin sysadmin <text:s text:c="5"/>220 Apr <text:s/>9 01:03 ./.bash_logout</text:p>
      <text:p text:style-name="Preformatted_20_Text"><text:s/>13805 <text:s/>4 -rw-r--r-- <text:s text:c="2"/>1 sysadmin sysadmin <text:s text:c="5"/>3768 Jul 23 18:45 ./.bashrc <text:s text:c="3"/></text:p>
      <text:p text:style-name="Preformatted_20_Text"><text:s/>13806 <text:s/>4 -rw-r--r-- <text:s text:c="2"/>1 sysadmin sysadmin <text:s text:c="5"/>675 Apr <text:s/>9 01:03 ./.profile</text:p>
      <text:p text:style-name="Preformatted_20_Text"><text:s/>13807 <text:s/>4 -rw-r--r-- <text:s text:c="2"/>1 sysadmin sysadmin <text:s text:c="5"/>74 Jul 23 18:45 ./.selected_editor</text:p>
      <text:p text:style-name="Preformatted_20_Text"><text:s/>13808 <text:s/>0 drwxr-xr-x <text:s text:c="2"/>1 sysadmin sysadmin <text:s text:c="5"/>0 Jul 23 18:45 ./Desktop</text:p>
      <text:p text:style-name="Preformatted_20_Text"><text:s/>13809 <text:s/>0 drwxr-xr-x <text:s text:c="2"/>1 sysadmin sysadmin <text:s text:c="5"/>0 Jul 23 18:45 ./Documents</text:p>
      <text:p text:style-name="Preformatted_20_Text"><text:s/>13810 <text:s/>0 drwxr-xr-x <text:s text:c="2"/>1 sysadmin sysadmin <text:s text:c="5"/>0 Jul 23 18:45 ./Downloads</text:p>
      <text:p text:style-name="Preformatted_20_Text"><text:s/>13811 <text:s/>0 drwxr-xr-x <text:s text:c="2"/>1 sysadmin sysadmin <text:s text:c="5"/>0 Jul 23 18:45 ./Music <text:s text:c="2"/></text:p>
      <text:p text:style-name="Preformatted_20_Text"><text:s/>13812 <text:s/>0 drwxr-xr-x <text:s text:c="2"/>1 sysadmin sysadmin <text:s text:c="5"/>0 Jul 23 18:45 ./Pictures</text:p>
      <text:p text:style-name="Preformatted_20_Text"><text:s/>13813 <text:s/>0 drwxr-xr-x <text:s text:c="2"/>1 sysadmin sysadmin <text:s text:c="5"/>0 Jul 23 18:45 ./Public</text:p>
      <text:p text:style-name="Preformatted_20_Text"><text:s/>13814 <text:s/>0 drwxr-xr-x <text:s text:c="2"/>1 sysadmin sysadmin <text:s text:c="5"/>0 Jul 23 18:45 ./Templates</text:p>
      <text:p text:style-name="Preformatted_20_Text"><text:s/>13815 <text:s/>0 drwxr-xr-x <text:s text:c="2"/>1 sysadmin sysadmin <text:s text:c="5"/>0 Jul 23 18:45 ./Videos</text:p>
      <text:p text:style-name="Preformatted_20_Text"><text:s/>23186 <text:s/>0 drwx------ <text:s text:c="2"/>1 sysadmin sysadmin <text:s text:c="5"/>40 Aug 19 15:31 ./.cache</text:p>
      <text:p text:style-name="P2"><text:s/>23187 <text:s/>0 -rw-r--r-- <text:s text:c="2"/>1 sysadmin sysadmin <text:s text:c="5"/>0 Aug 19 15:31 ./.cache/motd.legal-displayed</text:p>
      <text:p text:style-name="Text_20_body">To make the output exactly like the output of the <text:span text:style-name="Source_20_Text">ls -l</text:span> command, use the <text:span text:style-name="Source_20_Text">-exec</text:span> option to execute <text:span text:style-name="Source_20_Text">ls -l</text:span> on each file found. For example:</text:p>
      <text:p text:style-name="Preformatted_20_Text"><text:span text:style-name="Strong_20_Emphasis">sysadmin@localhost:~$</text:span> find -name 'test' -exec ls -l {} \; <text:s text:c="22"/></text:p>
      <text:p text:style-name="Preformatted_20_Text">total 136 <text:s text:c="70"/></text:p>
      <text:p text:style-name="Preformatted_20_Text">-rw-r--r-- 1 sysadmin sysadmin <text:s text:c="3"/>39 Sep 18 22:25 adjectives.txt <text:s text:c="15"/></text:p>
      <text:p text:style-name="Preformatted_20_Text">-rw-r--r-- 1 sysadmin sysadmin <text:s text:c="3"/>90 Sep 18 22:25 alpha-first.txt <text:s text:c="14"/></text:p>
      <text:p text:style-name="Preformatted_20_Text">-rw-r--r-- 1 sysadmin sysadmin <text:s text:c="3"/>89 Sep 18 22:25 alpha-first.txt.original <text:s text:c="5"/></text:p>
      <text:p text:style-name="Preformatted_20_Text">-rw-r--r-- 1 sysadmin sysadmin <text:s text:c="2"/>106 Sep 18 22:25 alpha-second.txt <text:s text:c="13"/></text:p>
      <text:p text:style-name="Preformatted_20_Text">-rw-r--r-- 1 sysadmin sysadmin <text:s text:c="2"/>195 Sep 18 22:25 alpha-third.txt <text:s text:c="14"/></text:p>
      <text:p text:style-name="Preformatted_20_Text">-rw-r--r-- 1 sysadmin sysadmin <text:s text:c="2"/>390 Sep 18 22:25 alpha.txt <text:s text:c="20"/></text:p>
      <text:p text:style-name="Preformatted_20_Text">-rw-r--r-- 1 sysadmin sysadmin <text:s text:c="3"/>42 Sep 18 22:25 animals.txt <text:s text:c="18"/></text:p>
      <text:p text:style-name="Preformatted_20_Text">-rw-r--r-- 1 sysadmin sysadmin <text:s text:c="3"/>14 Sep 18 22:25 food.txt <text:s text:c="21"/></text:p>
      <text:p text:style-name="Preformatted_20_Text">-rw-r--r-- 1 sysadmin sysadmin <text:s text:c="3"/>67 Sep 18 22:25 hidden.txt <text:s text:c="19"/></text:p>
      <text:p text:style-name="Preformatted_20_Text">-rw-r--r-- 1 sysadmin sysadmin <text:s text:c="3"/>10 Sep 18 22:25 letters.txt <text:s text:c="18"/></text:p>
      <text:p text:style-name="Preformatted_20_Text">-rw-r--r-- 1 sysadmin sysadmin <text:s text:c="3"/>83 Sep 18 22:25 linux.txt <text:s text:c="20"/></text:p>
      <text:p text:style-name="Preformatted_20_Text">-rw-r--r-- 1 sysadmin sysadmin 66540 Sep 18 22:25 longfile.txt <text:s text:c="17"/></text:p>
      <text:p text:style-name="Preformatted_20_Text">-rw-r--r-- 1 sysadmin sysadmin <text:s text:c="2"/>235 Sep 18 22:25 newhome.txt <text:s text:c="18"/></text:p>
      <text:p text:style-name="Preformatted_20_Text">-rw-r--r-- 1 sysadmin sysadmin <text:s text:c="3"/>10 Sep 18 22:25 numbers.txt <text:s text:c="18"/></text:p>
      <text:p text:style-name="Preformatted_20_Text">-rw-r--r-- 1 sysadmin sysadmin <text:s text:c="3"/>77 Sep 18 22:25 os.csv <text:s text:c="23"/></text:p>
      <text:p text:style-name="Preformatted_20_Text">-rw-r--r-- 1 sysadmin sysadmin <text:s text:c="3"/>59 Sep 18 22:25 people.csv <text:s text:c="19"/></text:p>
      <text:p text:style-name="Preformatted_20_Text"><text:soft-page-break/>-rw-r--r-- 1 sysadmin sysadmin <text:s text:c="2"/>110 Sep 18 22:25 profile.txt <text:s text:c="18"/></text:p>
      <text:p text:style-name="P2">-rw-r--r-- 1 sysadmin sysadmin <text:s text:c="3"/>51 Sep 18 22:25 red.txt </text:p>
      <text:p text:style-name="Text_20_body">The previous example tells the <text:span text:style-name="Source_20_Text">find</text:span> command to execute the <text:span text:style-name="Source_20_Text">ls -l</text:span> command for each file found. The pair of curly braces <text:span text:style-name="Source_20_Text">{}</text:span> is a placeholder for the name of each file found; note that there is no space between them. The <text:span text:style-name="Source_20_Text">\;</text:span> is an escaped semicolon that is added between each command so that multiple commands may be executed in series.</text:p>
      <text:p text:style-name="Text_20_body">In order to make the <text:span text:style-name="Source_20_Text">find</text:span> command confirm the execution of the command for each file found by use the action option of <text:span text:style-name="Source_20_Text">-ok</text:span> instead of <text:span text:style-name="Source_20_Text">-exec</text:span>:</text:p>
      <text:p text:style-name="Preformatted_20_Text"><text:span text:style-name="Strong_20_Emphasis">sysadmin@localhost:~$</text:span> touch one two three</text:p>
      <text:p text:style-name="Preformatted_20_Text"><text:span text:style-name="Strong_20_Emphasis">sysadmin@localhost:~$</text:span> find . -mmin -2 -ok rm {} \;</text:p>
      <text:p text:style-name="Preformatted_20_Text">&lt; rm ... . &gt; ? n</text:p>
      <text:p text:style-name="Preformatted_20_Text">&lt; rm ... ./one &gt; ? y</text:p>
      <text:p text:style-name="Preformatted_20_Text">&lt; rm ... ./two &gt; ? y</text:p>
      <text:p text:style-name="P2">&lt; rm ... ./three &gt; ? y</text:p>
      <text:p text:style-name="Text_20_body">Notice how the first file that <text:span text:style-name="Source_20_Text">rm</text:span> tried to remove was <text:span text:style-name="Source_20_Text">.</text:span>? That is enough reason not to use the <text:span text:style-name="Source_20_Text">-exec</text:span> option as <text:span text:style-name="Source_20_Text">rm</text:span> would have tried to remove the current directory</text:p>
      <text:p text:style-name="P9">WHEREIS COMMAND</text:p>
      <text:p text:style-name="P9"/>
      <text:p text:style-name="P12">The whereis command can be used to search your <text:span text:style-name="Source_20_Text">PATH</text:span> for the binary. It is also capable of searching for the <text:span text:style-name="Source_20_Text">man</text:span> page, and source files for any given command.</text:p>
      <text:p text:style-name="P12"/>
      <text:p text:style-name="P1"><text:span text:style-name="Strong_20_Emphasis">sysadmin@localhost:~$</text:span> whereis grep</text:p>
      <text:p text:style-name="P2">grep: /bin/grep /usr/share/man/man1/grep.1.gz</text:p>
      <text:p text:style-name="P4">To view the location of the binary separate from the <text:span text:style-name="Source_20_Text">man</text:span> page use the <text:span text:style-name="Source_20_Text">-b</text:span> and <text:span text:style-name="Source_20_Text">-m</text:span> options respectively:</text:p>
      <text:p text:style-name="Preformatted_20_Text"><text:span text:style-name="Strong_20_Emphasis">sysadmin@localhost:~$</text:span> whereis -b grep</text:p>
      <text:p text:style-name="Preformatted_20_Text">grep: /bin/grep</text:p>
      <text:p text:style-name="Preformatted_20_Text"><text:span text:style-name="Strong_20_Emphasis">sysadmin@localhost:~$</text:span> whereis -m grep</text:p>
      <text:p text:style-name="P2">grep: /usr/share/man/man1/grep.1.gz</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9:47:39.109706019</meta:creation-date>
    <meta:generator>LibreOffice/5.0.6.2$Linux_X86_64 LibreOffice_project/00m0$Build-2</meta:generator>
    <dc:date>2017-01-16T23:57:36.709049673</dc:date>
    <meta:editing-duration>PT2H39M29S</meta:editing-duration>
    <meta:editing-cycles>13</meta:editing-cycles>
    <meta:document-statistic meta:table-count="1" meta:image-count="0" meta:object-count="0" meta:page-count="5" meta:paragraph-count="160" meta:word-count="1662" meta:character-count="11756" meta:non-whitespace-character-count="8861"/>
  </office:meta>
</office:document-meta>
</file>